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0.49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6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61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9" style:family="table-cell" style:parent-style-name="Default" style:data-style-name="N61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11" style:family="table-cell" style:parent-style-name="Default" style:data-style-name="N11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12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13" style:family="table-cell" style:parent-style-name="Default" style:data-style-name="N11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1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1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1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18" style:family="table-cell" style:parent-style-name="Default" style:data-style-name="N11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19" style:family="table-cell" style:parent-style-name="Default" style:data-style-name="N61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2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over error budget&quot;" style:apply-style-name="ConditionalStyle_5f_1" style:base-cell-address="Sheet1.B1"/>
    </style:style>
    <style:style style:name="ce21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over error budget&quot;" style:apply-style-name="ConditionalStyle_5f_1" style:base-cell-address="Sheet1.B1"/>
    </style:style>
    <style:style style:name="ce22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23" style:family="table-cell" style:parent-style-name="Default" style:data-style-name="N6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2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over error budget&quot;" style:apply-style-name="ConditionalStyle_5f_1" style:base-cell-address="Sheet1.B1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ver error budget&quot;" style:apply-style-name="ConditionalStyle_5f_1" style:base-cell-address="Sheet1.B1"/>
    </style:style>
    <style:style style:name="ce28" style:family="table-cell" style:parent-style-name="Default" style:data-style-name="N61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61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ALGORITHM PARAMETERS</text:p>
          </table:table-cell>
          <table:table-cell table:style-name="ce8"/>
          <table:table-cell table:style-name="ce8" office:value-type="string" calcext:value-type="string">
            <text:p>Chemistry N=54</text:p>
          </table:table-cell>
          <table:table-cell table:style-name="ce8" office:value-type="string" calcext:value-type="string">
            <text:p>Chemistry N=250</text:p>
          </table:table-cell>
          <table:table-cell table:style-name="ce8" office:value-type="string" calcext:value-type="string">
            <text:p>Shor 1024</text:p>
          </table:table-cell>
          <table:table-cell table:style-name="ce8" office:value-type="string" calcext:value-type="string">
            <text:p>Shor 4096 d1=19</text:p>
          </table:table-cell>
          <table:table-cell table:style-name="ce28" table:number-columns-repeated="6"/>
          <table:table-cell table:style-name="ce31" table:number-columns-repeated="2"/>
          <table:table-cell table:style-name="ce28" table:number-columns-repeated="2"/>
          <table:table-cell table:style-name="ce31"/>
          <table:table-cell table:style-name="ce28" table:number-columns-repeated="13"/>
          <table:table-cell table:number-columns-repeated="994"/>
        </table:table-row>
        <table:table-row table:style-name="ro1">
          <table:table-cell table:style-name="ce2" office:value-type="string" calcext:value-type="string">
            <text:p>T count:</text:p>
          </table:table-cell>
          <table:table-cell table:style-name="ce9" office:value-type="float" office:value="100000000" calcext:value-type="float">
            <text:p>1.00E+08</text:p>
          </table:table-cell>
          <table:table-cell table:style-name="ce9" office:value-type="float" office:value="100000" calcext:value-type="float">
            <text:p>1.00E+05</text:p>
          </table:table-cell>
          <table:table-cell table:style-name="ce9" office:value-type="float" office:value="10000000" calcext:value-type="float">
            <text:p>1.00E+07</text:p>
          </table:table-cell>
          <table:table-cell table:style-name="ce9" table:formula="of:=1024*50" office:value-type="float" office:value="51200" calcext:value-type="float">
            <text:p>5.12E+04</text:p>
          </table:table-cell>
          <table:table-cell table:style-name="ce9" table:formula="of:=4096*50" office:value-type="float" office:value="204800" calcext:value-type="float">
            <text:p>2.05E+05</text:p>
          </table:table-cell>
          <table:table-cell table:style-name="ce6" office:value-type="string" calcext:value-type="string">
            <text:p>Total number of T gates in algorithm not packaged in Toffoli gates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2" office:value-type="string" calcext:value-type="string">
            <text:p>Toffoli count:</text:p>
          </table:table-cell>
          <table:table-cell table:style-name="ce9" office:value-type="float" office:value="100000000" calcext:value-type="float">
            <text:p>1.00E+08</text:p>
          </table:table-cell>
          <table:table-cell table:style-name="ce9" table:formula="of:=42000*212/4 + 28000*320/4" office:value-type="float" office:value="4466000" calcext:value-type="float">
            <text:p>4.47E+06</text:p>
          </table:table-cell>
          <table:table-cell table:style-name="ce9" table:formula="of:=530000*996/4 + 350000*1496/4" office:value-type="float" office:value="262870000" calcext:value-type="float">
            <text:p>2.63E+08</text:p>
          </table:table-cell>
          <table:table-cell table:style-name="ce9" table:formula="of:=12*1024^3" office:value-type="float" office:value="12884901888" calcext:value-type="float">
            <text:p>1.29E+10</text:p>
          </table:table-cell>
          <table:table-cell table:style-name="ce9" table:formula="of:=12*4096^3" office:value-type="float" office:value="824633720832" calcext:value-type="float">
            <text:p>8.25E+11</text:p>
          </table:table-cell>
          <table:table-cell table:style-name="ce6" office:value-type="string" calcext:value-type="string">
            <text:p>Total number of Toffoli gates in algorithm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2" office:value-type="string" calcext:value-type="string">
            <text:p>Qubit count: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341" calcext:value-type="float">
            <text:p>341</text:p>
          </table:table-cell>
          <table:table-cell table:style-name="ce10" table:formula="of:=1024*3+10" office:value-type="float" office:value="3082" calcext:value-type="float">
            <text:p>3082</text:p>
          </table:table-cell>
          <table:table-cell table:style-name="ce10" table:formula="of:=4096*3+10" office:value-type="float" office:value="12298" calcext:value-type="float">
            <text:p>12298</text:p>
          </table:table-cell>
          <table:table-cell table:style-name="ce6" office:value-type="string" calcext:value-type="string">
            <text:p>Maximum number of logical qubits, not including distillation, used at any point in the algorithm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2" office:value-type="string" calcext:value-type="string">
            <text:p>Error budget:</text:p>
          </table:table-cell>
          <table:table-cell table:style-name="ce11" office:value-type="percentage" office:value="0.01" calcext:value-type="percentage">
            <text:p>1.00%</text:p>
          </table:table-cell>
          <table:table-cell table:number-columns-repeated="2" table:style-name="ce11" office:value-type="percentage" office:value="0.02" calcext:value-type="percentage">
            <text:p>2.00%</text:p>
          </table:table-cell>
          <table:table-cell table:number-columns-repeated="2" table:style-name="ce11" office:value-type="percentage" office:value="0.5" calcext:value-type="percentage">
            <text:p>50.00%</text:p>
          </table:table-cell>
          <table:table-cell table:style-name="ce6" office:value-type="string" calcext:value-type="string">
            <text:p>Acceptable chance of a top-level distillation failure or a data storage failure occurring at any point during the algorithm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/>
          <table:table-cell table:style-name="ce12" table:number-columns-repeated="5"/>
          <table:table-cell table:style-name="ce6"/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1" office:value-type="string" calcext:value-type="string">
            <text:p>DEVICE PARAMETERS</text:p>
          </table:table-cell>
          <table:table-cell table:style-name="ce8" table:number-columns-repeated="5"/>
          <table:table-cell table:style-name="ce28" table:number-columns-repeated="6"/>
          <table:table-cell table:style-name="ce31" table:number-columns-repeated="2"/>
          <table:table-cell table:style-name="ce28" table:number-columns-repeated="2"/>
          <table:table-cell table:style-name="ce31"/>
          <table:table-cell table:style-name="ce28" table:number-columns-repeated="13"/>
          <table:table-cell table:number-columns-repeated="994"/>
        </table:table-row>
        <table:table-row table:style-name="ro1">
          <table:table-cell table:style-name="ce2" office:value-type="string" calcext:value-type="string">
            <text:p>Characteristic physical gate error rate:</text:p>
          </table:table-cell>
          <table:table-cell table:number-columns-repeated="5" table:style-name="ce13" office:value-type="percentage" office:value="0.001" calcext:value-type="percentage">
            <text:p>0.10%</text:p>
          </table:table-cell>
          <table:table-cell table:style-name="ce6" office:value-type="string" calcext:value-type="string">
            <text:p>Gate error rate that sets how quickly logical errors are suppressed. 0.1% means a factor of 10 suppression with each increase of d by 2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2" office:value-type="string" calcext:value-type="string">
            <text:p>Surface code cycle time (microseconds):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6" office:value-type="string" calcext:value-type="string">
            <text:p>Time required to execute a single round of the surface code circuit detecting errors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/>
          <table:table-cell table:style-name="ce15" table:number-columns-repeated="5"/>
          <table:table-cell table:style-name="ce6"/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1" office:value-type="string" calcext:value-type="string">
            <text:p>ADVANCED PARAMETERS</text:p>
          </table:table-cell>
          <table:table-cell table:style-name="ce8" table:number-columns-repeated="5"/>
          <table:table-cell table:style-name="ce28" table:number-columns-repeated="6"/>
          <table:table-cell table:style-name="ce31" table:number-columns-repeated="2"/>
          <table:table-cell table:style-name="ce28" table:number-columns-repeated="2"/>
          <table:table-cell table:style-name="ce31"/>
          <table:table-cell table:style-name="ce28" table:number-columns-repeated="13"/>
          <table:table-cell table:number-columns-repeated="994"/>
        </table:table-row>
        <table:table-row table:style-name="ro1">
          <table:table-cell table:style-name="ce2" office:value-type="string" calcext:value-type="string">
            <text:p>L1 distillation code distance (d1):</text:p>
          </table:table-cell>
          <table:table-cell table:number-columns-repeated="4" table:style-name="ce16" office:value-type="float" office:value="15" calcext:value-type="float">
            <text:p>15</text:p>
          </table:table-cell>
          <table:table-cell table:style-name="ce27" office:value-type="float" office:value="19" calcext:value-type="float">
            <text:p>19</text:p>
          </table:table-cell>
          <table:table-cell table:style-name="ce6" office:value-type="string" calcext:value-type="string">
            <text:p>Should be 15 unless you know what you are doing. Code distance used for level 1 factories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2" office:value-type="string" calcext:value-type="string">
            <text:p>L2 distillation code distance (d2):</text:p>
          </table:table-cell>
          <table:table-cell table:number-columns-repeated="5" table:style-name="ce17" office:value-type="float" office:value="31" calcext:value-type="float">
            <text:p>31</text:p>
          </table:table-cell>
          <table:table-cell table:style-name="ce6" office:value-type="string" calcext:value-type="string">
            <text:p>Should be 31 unless you know what you are doing. Code distance used for level 2 factories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2" office:value-type="string" calcext:value-type="string">
            <text:p>Routing overhead</text:p>
          </table:table-cell>
          <table:table-cell table:number-columns-repeated="5" table:style-name="ce18" office:value-type="percentage" office:value="0.5" calcext:value-type="percentage">
            <text:p>50.00%</text:p>
          </table:table-cell>
          <table:table-cell table:style-name="ce6" office:value-type="string" calcext:value-type="string">
            <text:p>Should be 50% unless you know what you are doing. Additional space needed for moving magic states and data qubits around in order to perform operations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/>
          <table:table-cell table:style-name="ce15" table:number-columns-repeated="5"/>
          <table:table-cell table:style-name="ce6"/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4" office:value-type="string" calcext:value-type="string">
            <text:p>OUTPUT</text:p>
          </table:table-cell>
          <table:table-cell table:style-name="ce19" table:number-columns-repeated="5"/>
          <table:table-cell table:style-name="ce29" table:number-columns-repeated="6"/>
          <table:table-cell table:style-name="ce5" table:number-columns-repeated="2"/>
          <table:table-cell table:style-name="ce29" table:number-columns-repeated="2"/>
          <table:table-cell table:style-name="ce5"/>
          <table:table-cell table:style-name="ce29" table:number-columns-repeated="13"/>
          <table:table-cell table:number-columns-repeated="994"/>
        </table:table-row>
        <table:table-row table:style-name="ro1">
          <table:table-cell table:style-name="ce2" office:value-type="string" calcext:value-type="string">
            <text:p>Chance of failure:</text:p>
          </table:table-cell>
          <table:table-cell table:style-name="ce20" table:formula="of:=MIN([.B54];0.9999)" office:value-type="percentage" office:value="0.00840685500000001" calcext:value-type="percentage">
            <text:p>0.84%</text:p>
          </table:table-cell>
          <table:table-cell table:style-name="ce20" table:formula="of:=MIN([.C54];0.9999)" office:value-type="percentage" office:value="0.0144755443312" calcext:value-type="percentage">
            <text:p>1.45%</text:p>
          </table:table-cell>
          <table:table-cell table:style-name="ce20" table:formula="of:=MIN([.D54];0.9999)" office:value-type="percentage" office:value="0.01663040689425" calcext:value-type="percentage">
            <text:p>1.66%</text:p>
          </table:table-cell>
          <table:table-cell table:style-name="ce20" table:formula="of:=MIN([.E54];0.9999)" office:value-type="percentage" office:value="0.788756220110956" calcext:value-type="percentage">
            <text:p>78.88%</text:p>
          </table:table-cell>
          <table:table-cell table:style-name="ce20" table:formula="of:=MIN([.F54];0.9999)" office:value-type="percentage" office:value="0.411110522827955" calcext:value-type="percentage">
            <text:p>41.11%</text:p>
          </table:table-cell>
          <table:table-cell table:style-name="ce6" office:value-type="string" calcext:value-type="string">
            <text:p>Approximate probability of a bad CCZ being produced, a bad T state being produced, or a topological error occurring during the algorithm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2" office:value-type="string" calcext:value-type="string">
            <text:p>Physical qubit count:</text:p>
          </table:table-cell>
          <table:table-cell table:style-name="ce21" table:formula="of:=IF([.B55];[.B40]+[.B51];&quot;over error budget&quot;)" office:value-type="float" office:value="400204" calcext:value-type="float">
            <text:p>4.00E+05</text:p>
          </table:table-cell>
          <table:table-cell table:style-name="ce21" table:formula="of:=IF([.C55];[.C40]+[.C51];&quot;over error budget&quot;)" office:value-type="float" office:value="343105" calcext:value-type="float">
            <text:p>3.43E+05</text:p>
          </table:table-cell>
          <table:table-cell table:style-name="ce21" table:formula="of:=IF([.D55];[.D40]+[.D51];&quot;over error budget&quot;)" office:value-type="float" office:value="1008247" calcext:value-type="float">
            <text:p>1.01E+06</text:p>
          </table:table-cell>
          <table:table-cell table:style-name="ce21" table:formula="of:=IF([.E55];[.E40]+[.E51];&quot;over error budget&quot;)" office:value-type="string" office:string-value="over error budget" calcext:value-type="string">
            <text:p>over error budget</text:p>
          </table:table-cell>
          <table:table-cell table:style-name="ce21" table:formula="of:=IF([.F55];[.F40]+[.F51];&quot;over error budget&quot;)" office:value-type="float" office:value="45395278" calcext:value-type="float">
            <text:p>4.54E+07</text:p>
          </table:table-cell>
          <table:table-cell table:style-name="ce6" office:value-type="string" calcext:value-type="string">
            <text:p>Total physical qubits required to run algorithm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2" office:value-type="string" calcext:value-type="string">
            <text:p>Duration (hours):</text:p>
          </table:table-cell>
          <table:table-cell table:style-name="ce21" table:formula="of:=IF([.B55];[.B9]*[.B42]/1000000/60/60; &quot;over error budget&quot;)" office:value-type="float" office:value="7.53472222222222" calcext:value-type="float">
            <text:p>7.53E+00</text:p>
          </table:table-cell>
          <table:table-cell table:style-name="ce21" table:formula="of:=IF([.C55];[.C9]*[.C42]/1000000/60/60; &quot;over error budget&quot;)" office:value-type="float" office:value="0.214313333333333" calcext:value-type="float">
            <text:p>2.14E-01</text:p>
          </table:table-cell>
          <table:table-cell table:style-name="ce21" table:formula="of:=IF([.D55];[.D9]*[.D42]/1000000/60/60; &quot;over error budget&quot;)" office:value-type="float" office:value="12.7296763888889" calcext:value-type="float">
            <text:p>1.27E+01</text:p>
          </table:table-cell>
          <table:table-cell table:style-name="ce26" table:formula="of:=IF([.E55];[.E9]*[.E42]/1000000/60/60; &quot;over error budget&quot;)" office:value-type="string" office:string-value="over error budget" calcext:value-type="string">
            <text:p>over error budget</text:p>
          </table:table-cell>
          <table:table-cell table:style-name="ce21" table:formula="of:=IF([.F55];[.F9]*[.F42]/1000000/60/60; &quot;over error budget&quot;)" office:value-type="float" office:value="49134.4330769067" calcext:value-type="float">
            <text:p>4.91E+04</text:p>
          </table:table-cell>
          <table:table-cell table:style-name="ce6" office:value-type="string" calcext:value-type="string">
            <text:p>Total time in hours to run algorithm, assuming no routing or Clifford bottlenecks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/>
          <table:table-cell table:style-name="ce15" table:number-columns-repeated="5"/>
          <table:table-cell table:style-name="ce6"/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5" office:value-type="string" calcext:value-type="string">
            <text:p>INTERMEDIATE VALUES</text:p>
          </table:table-cell>
          <table:table-cell table:style-name="ce22" table:number-columns-repeated="5"/>
          <table:table-cell table:style-name="ce29" table:number-columns-repeated="6"/>
          <table:table-cell table:style-name="ce5" table:number-columns-repeated="2"/>
          <table:table-cell table:style-name="ce29" table:number-columns-repeated="2"/>
          <table:table-cell table:style-name="ce5"/>
          <table:table-cell table:style-name="ce29" table:number-columns-repeated="13"/>
          <table:table-cell table:number-columns-repeated="994"/>
        </table:table-row>
        <table:table-row table:style-name="ro1">
          <table:table-cell table:style-name="ce3"/>
          <table:table-cell table:style-name="ce12" table:number-columns-repeated="5"/>
          <table:table-cell table:style-name="ce6"/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L0 state injection error</text:p>
          </table:table-cell>
          <table:table-cell table:style-name="ce12" table:formula="of:=[.B8]" office:value-type="float" office:value="0.001" calcext:value-type="float">
            <text:p>1.00E-03</text:p>
          </table:table-cell>
          <table:table-cell table:style-name="ce12" table:formula="of:=[.C8]" office:value-type="float" office:value="0.001" calcext:value-type="float">
            <text:p>1.00E-03</text:p>
          </table:table-cell>
          <table:table-cell table:style-name="ce12" table:formula="of:=[.D8]" office:value-type="float" office:value="0.001" calcext:value-type="float">
            <text:p>1.00E-03</text:p>
          </table:table-cell>
          <table:table-cell table:style-name="ce12" table:formula="of:=[.E8]" office:value-type="float" office:value="0.001" calcext:value-type="float">
            <text:p>1.00E-03</text:p>
          </table:table-cell>
          <table:table-cell table:style-name="ce12" table:formula="of:=[.F8]" office:value-type="float" office:value="0.001" calcext:value-type="float">
            <text:p>1.00E-03</text:p>
          </table:table-cell>
          <table:table-cell table:style-name="ce6" office:value-type="string" calcext:value-type="string">
            <text:p>The same value as the characteristic gate error rate, by using the techniques of Ying Li (https://arxiv.org/abs/1410.7808)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L0 topological error per unit cell</text:p>
          </table:table-cell>
          <table:table-cell table:style-name="ce12" table:formula="of:=0.1 * (100 * [.B8])^((COM.MICROSOFT.FLOOR([.B12]/2;1) + 1) / 2)" office:value-type="float" office:value="0.00001" calcext:value-type="float">
            <text:p>1.00E-05</text:p>
          </table:table-cell>
          <table:table-cell table:style-name="ce12" table:formula="of:=0.1 * (100 * [.C8])^((COM.MICROSOFT.FLOOR([.C12]/2;1) + 1) / 2)" office:value-type="float" office:value="0.00001" calcext:value-type="float">
            <text:p>1.00E-05</text:p>
          </table:table-cell>
          <table:table-cell table:style-name="ce12" table:formula="of:=0.1 * (100 * [.D8])^((COM.MICROSOFT.FLOOR([.D12]/2;1) + 1) / 2)" office:value-type="float" office:value="0.00001" calcext:value-type="float">
            <text:p>1.00E-05</text:p>
          </table:table-cell>
          <table:table-cell table:style-name="ce12" table:formula="of:=0.1 * (100 * [.E8])^((COM.MICROSOFT.FLOOR([.E12]/2;1) + 1) / 2)" office:value-type="float" office:value="0.00001" calcext:value-type="float">
            <text:p>1.00E-05</text:p>
          </table:table-cell>
          <table:table-cell table:style-name="ce12" table:formula="of:=0.1 * (100 * [.F8])^((COM.MICROSOFT.FLOOR([.F12]/2;1) + 1) / 2)" office:value-type="float" office:value="0.000001" calcext:value-type="float">
            <text:p>1.00E-06</text:p>
          </table:table-cell>
          <table:table-cell table:style-name="ce6" office:value-type="string" calcext:value-type="string">
            <text:p>The chance of a logical error occurring within a lattice surgery unit cell at code distance d1*0.5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L0 topological error from T0 gate</text:p>
          </table:table-cell>
          <table:table-cell table:style-name="ce12" table:formula="of:=100*[.B24]" office:value-type="float" office:value="0.001" calcext:value-type="float">
            <text:p>1.00E-03</text:p>
          </table:table-cell>
          <table:table-cell table:style-name="ce12" table:formula="of:=100*[.C24]" office:value-type="float" office:value="0.001" calcext:value-type="float">
            <text:p>1.00E-03</text:p>
          </table:table-cell>
          <table:table-cell table:style-name="ce12" table:formula="of:=100*[.D24]" office:value-type="float" office:value="0.001" calcext:value-type="float">
            <text:p>1.00E-03</text:p>
          </table:table-cell>
          <table:table-cell table:style-name="ce12" table:formula="of:=100*[.E24]" office:value-type="float" office:value="0.001" calcext:value-type="float">
            <text:p>1.00E-03</text:p>
          </table:table-cell>
          <table:table-cell table:style-name="ce12" table:formula="of:=100*[.F24]" office:value-type="float" office:value="0.0001" calcext:value-type="float">
            <text:p>1.00E-04</text:p>
          </table:table-cell>
          <table:table-cell table:style-name="ce6" office:value-type="string" calcext:value-type="string">
            <text:p>It takes approximately 100 L0 unit cells to get the injected state where it needs to be and perform the T gate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L0 total T error</text:p>
          </table:table-cell>
          <table:table-cell table:style-name="ce12" table:formula="of:=[.B23]+[.B25]" office:value-type="float" office:value="0.002" calcext:value-type="float">
            <text:p>2.00E-03</text:p>
          </table:table-cell>
          <table:table-cell table:style-name="ce12" table:formula="of:=[.C23]+[.C25]" office:value-type="float" office:value="0.002" calcext:value-type="float">
            <text:p>2.00E-03</text:p>
          </table:table-cell>
          <table:table-cell table:style-name="ce12" table:formula="of:=[.D23]+[.D25]" office:value-type="float" office:value="0.002" calcext:value-type="float">
            <text:p>2.00E-03</text:p>
          </table:table-cell>
          <table:table-cell table:style-name="ce12" table:formula="of:=[.E23]+[.E25]" office:value-type="float" office:value="0.002" calcext:value-type="float">
            <text:p>2.00E-03</text:p>
          </table:table-cell>
          <table:table-cell table:style-name="ce12" table:formula="of:=[.F23]+[.F25]" office:value-type="float" office:value="0.0011" calcext:value-type="float">
            <text:p>1.10E-03</text:p>
          </table:table-cell>
          <table:table-cell table:style-name="ce6" office:value-type="string" calcext:value-type="string">
            <text:p>Chance of failure of a T gate performed with an injected T state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/>
          <table:table-cell table:style-name="ce12" table:number-columns-repeated="5"/>
          <table:table-cell table:style-name="ce6"/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L1 topological error per unit cell</text:p>
          </table:table-cell>
          <table:table-cell table:style-name="ce12" table:formula="of:=0.1 * (100 * [.B8])^(([.B12] + 1) / 2)" office:value-type="float" office:value="0.000000001" calcext:value-type="float">
            <text:p>1.00E-09</text:p>
          </table:table-cell>
          <table:table-cell table:style-name="ce12" table:formula="of:=0.1 * (100 * [.C8])^(([.C12] + 1) / 2)" office:value-type="float" office:value="0.000000001" calcext:value-type="float">
            <text:p>1.00E-09</text:p>
          </table:table-cell>
          <table:table-cell table:style-name="ce12" table:formula="of:=0.1 * (100 * [.D8])^(([.D12] + 1) / 2)" office:value-type="float" office:value="0.000000001" calcext:value-type="float">
            <text:p>1.00E-09</text:p>
          </table:table-cell>
          <table:table-cell table:style-name="ce12" table:formula="of:=0.1 * (100 * [.E8])^(([.E12] + 1) / 2)" office:value-type="float" office:value="0.000000001" calcext:value-type="float">
            <text:p>1.00E-09</text:p>
          </table:table-cell>
          <table:table-cell table:style-name="ce12" table:formula="of:=0.1 * (100 * [.F8])^(([.F12] + 1) / 2)" office:value-type="float" office:value="0.00000000001" calcext:value-type="float">
            <text:p>1.00E-11</text:p>
          </table:table-cell>
          <table:table-cell table:style-name="ce6" office:value-type="string" calcext:value-type="string">
            <text:p>The chance of a logical error occurring within a lattice surgery unit cell at code distance d1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L1 topological error from factory</text:p>
          </table:table-cell>
          <table:table-cell table:style-name="ce12" table:formula="of:=1000*[.B28]" office:value-type="float" office:value="0.000001" calcext:value-type="float">
            <text:p>1.00E-06</text:p>
          </table:table-cell>
          <table:table-cell table:style-name="ce12" table:formula="of:=1000*[.C28]" office:value-type="float" office:value="0.000001" calcext:value-type="float">
            <text:p>1.00E-06</text:p>
          </table:table-cell>
          <table:table-cell table:style-name="ce12" table:formula="of:=1000*[.D28]" office:value-type="float" office:value="0.000001" calcext:value-type="float">
            <text:p>1.00E-06</text:p>
          </table:table-cell>
          <table:table-cell table:style-name="ce12" table:formula="of:=1000*[.E28]" office:value-type="float" office:value="0.000001" calcext:value-type="float">
            <text:p>1.00E-06</text:p>
          </table:table-cell>
          <table:table-cell table:style-name="ce12" table:formula="of:=1000*[.F28]" office:value-type="float" office:value="0.00000001" calcext:value-type="float">
            <text:p>1.00E-08</text:p>
          </table:table-cell>
          <table:table-cell table:style-name="ce6" office:value-type="string" calcext:value-type="string">
            <text:p>The L1 T factory uses approximately 1000 L1 unit cells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L1 topological error from T gate</text:p>
          </table:table-cell>
          <table:table-cell table:style-name="ce12" table:formula="of:=100*[.B28]" office:value-type="float" office:value="0.0000001" calcext:value-type="float">
            <text:p>1.00E-07</text:p>
          </table:table-cell>
          <table:table-cell table:style-name="ce12" table:formula="of:=100*[.C28]" office:value-type="float" office:value="0.0000001" calcext:value-type="float">
            <text:p>1.00E-07</text:p>
          </table:table-cell>
          <table:table-cell table:style-name="ce12" table:formula="of:=100*[.D28]" office:value-type="float" office:value="0.0000001" calcext:value-type="float">
            <text:p>1.00E-07</text:p>
          </table:table-cell>
          <table:table-cell table:style-name="ce12" table:formula="of:=100*[.E28]" office:value-type="float" office:value="0.0000001" calcext:value-type="float">
            <text:p>1.00E-07</text:p>
          </table:table-cell>
          <table:table-cell table:style-name="ce12" table:formula="of:=100*[.F28]" office:value-type="float" office:value="0.000000001" calcext:value-type="float">
            <text:p>1.00E-09</text:p>
          </table:table-cell>
          <table:table-cell table:style-name="ce6" office:value-type="string" calcext:value-type="string">
            <text:p>It takes approximately 100 L1 unit cells to get the L1 state produced by the factory to where it needs to be and perform the T gate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L1 distillation error</text:p>
          </table:table-cell>
          <table:table-cell table:style-name="ce12" table:formula="of:=35*[.B26]^3" office:value-type="float" office:value="0.00000028" calcext:value-type="float">
            <text:p>2.80E-07</text:p>
          </table:table-cell>
          <table:table-cell table:style-name="ce12" table:formula="of:=35*[.C26]^3" office:value-type="float" office:value="0.00000028" calcext:value-type="float">
            <text:p>2.80E-07</text:p>
          </table:table-cell>
          <table:table-cell table:style-name="ce12" table:formula="of:=35*[.D26]^3" office:value-type="float" office:value="0.00000028" calcext:value-type="float">
            <text:p>2.80E-07</text:p>
          </table:table-cell>
          <table:table-cell table:style-name="ce12" table:formula="of:=35*[.E26]^3" office:value-type="float" office:value="0.00000028" calcext:value-type="float">
            <text:p>2.80E-07</text:p>
          </table:table-cell>
          <table:table-cell table:style-name="ce12" table:formula="of:=35*[.F26]^3" office:value-type="float" office:value="0.000000046585" calcext:value-type="float">
            <text:p>4.66E-08</text:p>
          </table:table-cell>
          <table:table-cell table:style-name="ce6" office:value-type="string" calcext:value-type="string">
            <text:p>The chance that undetected errors in the L0 T states input into the L1 factory resulted in an undetected error in an L1 T state being output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L1 total T error</text:p>
          </table:table-cell>
          <table:table-cell table:style-name="ce12" table:formula="of:=[.B29]+[.B31]+[.B30]" office:value-type="float" office:value="0.00000138" calcext:value-type="float">
            <text:p>1.38E-06</text:p>
          </table:table-cell>
          <table:table-cell table:style-name="ce12" table:formula="of:=[.C29]+[.C31]+[.C30]" office:value-type="float" office:value="0.00000138" calcext:value-type="float">
            <text:p>1.38E-06</text:p>
          </table:table-cell>
          <table:table-cell table:style-name="ce12" table:formula="of:=[.D29]+[.D31]+[.D30]" office:value-type="float" office:value="0.00000138" calcext:value-type="float">
            <text:p>1.38E-06</text:p>
          </table:table-cell>
          <table:table-cell table:style-name="ce12" table:formula="of:=[.E29]+[.E31]+[.E30]" office:value-type="float" office:value="0.00000138" calcext:value-type="float">
            <text:p>1.38E-06</text:p>
          </table:table-cell>
          <table:table-cell table:style-name="ce12" table:formula="of:=[.F29]+[.F31]+[.F30]" office:value-type="float" office:value="0.000000057585" calcext:value-type="float">
            <text:p>5.76E-08</text:p>
          </table:table-cell>
          <table:table-cell table:style-name="ce6" office:value-type="string" calcext:value-type="string">
            <text:p>Chance of failure of a T gate performed with a T state produced from the L1 factory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/>
          <table:table-cell table:style-name="ce12" table:number-columns-repeated="5"/>
          <table:table-cell table:style-name="ce7"/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L2 topological error per unit cell</text:p>
          </table:table-cell>
          <table:table-cell table:style-name="ce12" table:formula="of:=0.1 * (100 * [.B8])^(([.B13] + 1) / 2)" office:value-type="float" office:value="1E-017" calcext:value-type="float">
            <text:p>1.00E-17</text:p>
          </table:table-cell>
          <table:table-cell table:style-name="ce12" table:formula="of:=0.1 * (100 * [.C8])^(([.C13] + 1) / 2)" office:value-type="float" office:value="1E-017" calcext:value-type="float">
            <text:p>1.00E-17</text:p>
          </table:table-cell>
          <table:table-cell table:style-name="ce12" table:formula="of:=0.1 * (100 * [.D8])^(([.D13] + 1) / 2)" office:value-type="float" office:value="1E-017" calcext:value-type="float">
            <text:p>1.00E-17</text:p>
          </table:table-cell>
          <table:table-cell table:style-name="ce12" table:formula="of:=0.1 * (100 * [.E8])^(([.E13] + 1) / 2)" office:value-type="float" office:value="1E-017" calcext:value-type="float">
            <text:p>1.00E-17</text:p>
          </table:table-cell>
          <table:table-cell table:style-name="ce12" table:formula="of:=0.1 * (100 * [.F8])^(([.F13] + 1) / 2)" office:value-type="float" office:value="1E-017" calcext:value-type="float">
            <text:p>1.00E-17</text:p>
          </table:table-cell>
          <table:table-cell table:style-name="ce7" office:value-type="string" calcext:value-type="string">
            <text:p>The chance of a logical error occurring within a lattice surgery unit cell at code distance d2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L2 topological error from factory</text:p>
          </table:table-cell>
          <table:table-cell table:style-name="ce12" table:formula="of:=1000*[.B34]" office:value-type="float" office:value="0.00000000000001" calcext:value-type="float">
            <text:p>1.00E-14</text:p>
          </table:table-cell>
          <table:table-cell table:style-name="ce12" table:formula="of:=1000*[.C34]" office:value-type="float" office:value="0.00000000000001" calcext:value-type="float">
            <text:p>1.00E-14</text:p>
          </table:table-cell>
          <table:table-cell table:style-name="ce12" table:formula="of:=1000*[.D34]" office:value-type="float" office:value="0.00000000000001" calcext:value-type="float">
            <text:p>1.00E-14</text:p>
          </table:table-cell>
          <table:table-cell table:style-name="ce12" table:formula="of:=1000*[.E34]" office:value-type="float" office:value="0.00000000000001" calcext:value-type="float">
            <text:p>1.00E-14</text:p>
          </table:table-cell>
          <table:table-cell table:style-name="ce12" table:formula="of:=1000*[.F34]" office:value-type="float" office:value="0.00000000000001" calcext:value-type="float">
            <text:p>1.00E-14</text:p>
          </table:table-cell>
          <table:table-cell table:style-name="ce6" office:value-type="string" calcext:value-type="string">
            <text:p>The L2 CCZ factory and catalyzed T factory both use approximately 1000 L2 unit cells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L2 total CCZ or 2T error</text:p>
          </table:table-cell>
          <table:table-cell table:style-name="ce12" table:formula="of:=[.B35]+28*[.B32]^2" office:value-type="float" office:value="0.0000000000533332000000001" calcext:value-type="float">
            <text:p>5.33E-11</text:p>
          </table:table-cell>
          <table:table-cell table:style-name="ce12" table:formula="of:=[.C35]+28*[.C32]^2" office:value-type="float" office:value="0.0000000000533332000000001" calcext:value-type="float">
            <text:p>5.33E-11</text:p>
          </table:table-cell>
          <table:table-cell table:style-name="ce12" table:formula="of:=[.D35]+28*[.D32]^2" office:value-type="float" office:value="0.0000000000533332000000001" calcext:value-type="float">
            <text:p>5.33E-11</text:p>
          </table:table-cell>
          <table:table-cell table:style-name="ce12" table:formula="of:=[.E35]+28*[.E32]^2" office:value-type="float" office:value="0.0000000000533332000000001" calcext:value-type="float">
            <text:p>5.33E-11</text:p>
          </table:table-cell>
          <table:table-cell table:style-name="ce12" table:formula="of:=[.F35]+28*[.F32]^2" office:value-type="float" office:value="0.0000000000001028489023" calcext:value-type="float">
            <text:p>1.03E-13</text:p>
          </table:table-cell>
          <table:table-cell table:style-name="ce6" office:value-type="string" calcext:value-type="string">
            <text:p>Chance of failure of a CCZ gate or pair of T gates performed with a CCZ state or pair of T states produced by the L2 factory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/>
          <table:table-cell table:style-name="ce12" table:number-columns-repeated="5"/>
          <table:table-cell table:style-name="ce6"/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CCZ states required</text:p>
          </table:table-cell>
          <table:table-cell table:style-name="ce12" table:formula="of:=[.B3]+[.B2]/2" office:value-type="float" office:value="150000000" calcext:value-type="float">
            <text:p>1.50E+08</text:p>
          </table:table-cell>
          <table:table-cell table:style-name="ce12" table:formula="of:=[.C3]+[.C2]/2" office:value-type="float" office:value="4516000" calcext:value-type="float">
            <text:p>4.52E+06</text:p>
          </table:table-cell>
          <table:table-cell table:style-name="ce12" table:formula="of:=[.D3]+[.D2]/2" office:value-type="float" office:value="267870000" calcext:value-type="float">
            <text:p>2.68E+08</text:p>
          </table:table-cell>
          <table:table-cell table:style-name="ce12" table:formula="of:=[.E3]+[.E2]/2" office:value-type="float" office:value="12884927488" calcext:value-type="float">
            <text:p>1.29E+10</text:p>
          </table:table-cell>
          <table:table-cell table:style-name="ce12" table:formula="of:=[.F3]+[.F2]/2" office:value-type="float" office:value="824633823232" calcext:value-type="float">
            <text:p>8.25E+11</text:p>
          </table:table-cell>
          <table:table-cell table:style-name="ce6" office:value-type="string" calcext:value-type="string">
            <text:p>Number of CCZ states that must be produced by the CCZ factory (including CCZ states consumed to run catalysis)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Catalyzations required</text:p>
          </table:table-cell>
          <table:table-cell table:style-name="ce12" table:formula="of:=[.B2]/2" office:value-type="float" office:value="50000000" calcext:value-type="float">
            <text:p>5.00E+07</text:p>
          </table:table-cell>
          <table:table-cell table:style-name="ce12" table:formula="of:=[.C2]/2" office:value-type="float" office:value="50000" calcext:value-type="float">
            <text:p>5.00E+04</text:p>
          </table:table-cell>
          <table:table-cell table:style-name="ce12" table:formula="of:=[.D2]/2" office:value-type="float" office:value="5000000" calcext:value-type="float">
            <text:p>5.00E+06</text:p>
          </table:table-cell>
          <table:table-cell table:style-name="ce12" table:formula="of:=[.E2]/2" office:value-type="float" office:value="25600" calcext:value-type="float">
            <text:p>2.56E+04</text:p>
          </table:table-cell>
          <table:table-cell table:style-name="ce12" table:formula="of:=[.F2]/2" office:value-type="float" office:value="102400" calcext:value-type="float">
            <text:p>1.02E+05</text:p>
          </table:table-cell>
          <table:table-cell table:style-name="ce6" office:value-type="string" calcext:value-type="string">
            <text:p>Number of CCZ states that must catalyzed into pairs of T states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Physical qubits for factories</text:p>
          </table:table-cell>
          <table:table-cell table:style-name="ce15" table:formula="of:=6*(4*8*2*[.B12]^2) + 4*8*2*[.B13]^2" office:value-type="float" office:value="147904" calcext:value-type="float">
            <text:p>147904</text:p>
          </table:table-cell>
          <table:table-cell table:style-name="ce15" table:formula="of:=6*(4*8*2*[.C12]^2) + 4*8*2*[.C13]^2" office:value-type="float" office:value="147904" calcext:value-type="float">
            <text:p>147904</text:p>
          </table:table-cell>
          <table:table-cell table:style-name="ce15" table:formula="of:=6*(4*8*2*[.D12]^2) + 4*8*2*[.D13]^2" office:value-type="float" office:value="147904" calcext:value-type="float">
            <text:p>147904</text:p>
          </table:table-cell>
          <table:table-cell table:style-name="ce15" table:formula="of:=6*(4*8*2*[.E12]^2) + 4*8*2*[.E13]^2" office:value-type="float" office:value="147904" calcext:value-type="float">
            <text:p>147904</text:p>
          </table:table-cell>
          <table:table-cell table:style-name="ce15" table:formula="of:=6*(4*8*2*[.F12]^2) + 4*8*2*[.F13]^2" office:value-type="float" office:value="200128" calcext:value-type="float">
            <text:p>200128</text:p>
          </table:table-cell>
          <table:table-cell table:style-name="ce6" office:value-type="string" calcext:value-type="string">
            <text:p>Total footprint of the L2 factory (either CCZ or catalyzed T)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Characteristic temporal distance</text:p>
          </table:table-cell>
          <table:table-cell table:style-name="ce15" table:formula="of:=MAX(2*[.B12]+1;[.B13])" office:value-type="float" office:value="31" calcext:value-type="float">
            <text:p>31</text:p>
          </table:table-cell>
          <table:table-cell table:style-name="ce15" table:formula="of:=MAX(2*[.C12]+1;[.C13])" office:value-type="float" office:value="31" calcext:value-type="float">
            <text:p>31</text:p>
          </table:table-cell>
          <table:table-cell table:style-name="ce15" table:formula="of:=MAX(2*[.D12]+1;[.D13])" office:value-type="float" office:value="31" calcext:value-type="float">
            <text:p>31</text:p>
          </table:table-cell>
          <table:table-cell table:style-name="ce15" table:formula="of:=MAX(2*[.E12]+1;[.E13])" office:value-type="float" office:value="31" calcext:value-type="float">
            <text:p>31</text:p>
          </table:table-cell>
          <table:table-cell table:style-name="ce15" table:formula="of:=MAX(2*[.F12]+1;[.F13])" office:value-type="float" office:value="39" calcext:value-type="float">
            <text:p>39</text:p>
          </table:table-cell>
          <table:table-cell table:style-name="ce6" office:value-type="string" calcext:value-type="string">
            <text:p>Determine whether the L1 or L2 code distance limits factory execution time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Cycles spent producing magic states</text:p>
          </table:table-cell>
          <table:table-cell table:style-name="ce23" table:formula="of:=([.B38]*5.5+[.B39])*[.B41]" office:value-type="float" office:value="27125000000" calcext:value-type="float">
            <text:p>2.71E+10</text:p>
          </table:table-cell>
          <table:table-cell table:style-name="ce23" table:formula="of:=([.C38]*5.5+[.C39])*[.C41]" office:value-type="float" office:value="771528000" calcext:value-type="float">
            <text:p>7.72E+08</text:p>
          </table:table-cell>
          <table:table-cell table:style-name="ce23" table:formula="of:=([.D38]*5.5+[.D39])*[.D41]" office:value-type="float" office:value="45826835000" calcext:value-type="float">
            <text:p>4.58E+10</text:p>
          </table:table-cell>
          <table:table-cell table:style-name="ce23" table:formula="of:=([.E38]*5.5+[.E39])*[.E41]" office:value-type="float" office:value="2196880930304" calcext:value-type="float">
            <text:p>2.20E+12</text:p>
          </table:table-cell>
          <table:table-cell table:style-name="ce23" table:formula="of:=([.F38]*5.5+[.F39])*[.F41]" office:value-type="float" office:value="176883959076864" calcext:value-type="float">
            <text:p>1.77E+14</text:p>
          </table:table-cell>
          <table:table-cell table:style-name="ce6" office:value-type="string" calcext:value-type="string">
            <text:p>Total number of rounds of error correction needed to produce all the magic states the algorithm needs with a single factory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/>
          <table:table-cell table:style-name="ce24" table:number-columns-repeated="5"/>
          <table:table-cell table:style-name="ce6"/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Total error from distillation</text:p>
          </table:table-cell>
          <table:table-cell table:style-name="ce24" table:formula="of:=[.B36]*[.B38]" office:value-type="percentage" office:value="0.00799998000000001" calcext:value-type="percentage">
            <text:p>0.80%</text:p>
          </table:table-cell>
          <table:table-cell table:style-name="ce24" table:formula="of:=[.C36]*[.C38]" office:value-type="percentage" office:value="0.0002408527312" calcext:value-type="percentage">
            <text:p>0.02%</text:p>
          </table:table-cell>
          <table:table-cell table:style-name="ce24" table:formula="of:=[.D36]*[.D38]" office:value-type="percentage" office:value="0.014286364284" calcext:value-type="percentage">
            <text:p>1.43%</text:p>
          </table:table-cell>
          <table:table-cell table:style-name="ce24" table:formula="of:=[.E36]*[.E38]" office:value-type="percentage" office:value="0.687194414703002" calcext:value-type="percentage">
            <text:p>68.72%</text:p>
          </table:table-cell>
          <table:table-cell table:style-name="ce24" table:formula="of:=[.F36]*[.F38]" office:value-type="percentage" office:value="0.0848126835188635" calcext:value-type="percentage">
            <text:p>8.48%</text:p>
          </table:table-cell>
          <table:table-cell table:style-name="ce6"/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Remaining error budget for data</text:p>
          </table:table-cell>
          <table:table-cell table:style-name="ce24" table:formula="of:=MAX(0;[.B5]-[.B44])" office:value-type="percentage" office:value="0.00200001999999999" calcext:value-type="percentage">
            <text:p>0.20%</text:p>
          </table:table-cell>
          <table:table-cell table:style-name="ce24" table:formula="of:=MAX(0;[.C5]-[.C44])" office:value-type="percentage" office:value="0.0197591472688" calcext:value-type="percentage">
            <text:p>1.98%</text:p>
          </table:table-cell>
          <table:table-cell table:style-name="ce24" table:formula="of:=MAX(0;[.D5]-[.D44])" office:value-type="percentage" office:value="0.00571363571599999" calcext:value-type="percentage">
            <text:p>0.57%</text:p>
          </table:table-cell>
          <table:table-cell table:style-name="ce24" table:formula="of:=MAX(0;[.E5]-[.E44])" office:value-type="percentage" office:value="0" calcext:value-type="percentage">
            <text:p>0.00%</text:p>
          </table:table-cell>
          <table:table-cell table:style-name="ce24" table:formula="of:=MAX(0;[.F5]-[.F44])" office:value-type="percentage" office:value="0.415187316481137" calcext:value-type="percentage">
            <text:p>41.52%</text:p>
          </table:table-cell>
          <table:table-cell table:style-name="ce6"/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/>
          <table:table-cell table:style-name="ce12" table:number-columns-repeated="5"/>
          <table:table-cell table:style-name="ce6"/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Total data unit cells</text:p>
          </table:table-cell>
          <table:table-cell table:style-name="ce12" table:formula="of:=1.5*[.B4]*[.B42]" office:value-type="float" office:value="4068750000000" calcext:value-type="float">
            <text:p>4.07E+12</text:p>
          </table:table-cell>
          <table:table-cell table:style-name="ce12" table:formula="of:=1.5*[.C4]*[.C42]" office:value-type="float" office:value="142346916000" calcext:value-type="float">
            <text:p>1.42E+11</text:p>
          </table:table-cell>
          <table:table-cell table:style-name="ce12" table:formula="of:=1.5*[.D4]*[.D42]" office:value-type="float" office:value="23440426102500" calcext:value-type="float">
            <text:p>2.34E+13</text:p>
          </table:table-cell>
          <table:table-cell table:style-name="ce12" table:formula="of:=1.5*[.E4]*[.E42]" office:value-type="float" office:value="1.01561805407954E+016" calcext:value-type="float">
            <text:p>1.02E+16</text:p>
          </table:table-cell>
          <table:table-cell table:style-name="ce12" table:formula="of:=1.5*[.F4]*[.F42]" office:value-type="float" office:value="3.26297839309091E+018" calcext:value-type="float">
            <text:p>3.26E+18</text:p>
          </table:table-cell>
          <table:table-cell table:style-name="ce6" office:value-type="string" calcext:value-type="string">
            <text:p>Algorithm execution rounds times the number of data qubits and their communication channels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6" office:value-type="string" calcext:value-type="string">
            <text:p>Target error per data round</text:p>
          </table:table-cell>
          <table:table-cell table:style-name="ce12" table:formula="of:=[.B45]/[.B47]" office:value-type="float" office:value="4.91556374807986E-016" calcext:value-type="float">
            <text:p>4.92E-16</text:p>
          </table:table-cell>
          <table:table-cell table:style-name="ce12" table:formula="of:=[.C45]/[.C47]" office:value-type="float" office:value="0.000000000000138809802305798" calcext:value-type="float">
            <text:p>1.39E-13</text:p>
          </table:table-cell>
          <table:table-cell table:style-name="ce12" table:formula="of:=[.D45]/[.D47]" office:value-type="float" office:value="2.43751358913676E-016" calcext:value-type="float">
            <text:p>2.44E-16</text:p>
          </table:table-cell>
          <table:table-cell table:style-name="ce12" table:formula="of:=[.E45]/[.E47]" office:value-type="float" office:value="0" calcext:value-type="float">
            <text:p>0.00E+00</text:p>
          </table:table-cell>
          <table:table-cell table:style-name="ce12" table:formula="of:=[.F45]/[.F47]" office:value-type="float" office:value="1.27241822183151E-019" calcext:value-type="float">
            <text:p>1.27E-19</text:p>
          </table:table-cell>
          <table:table-cell table:style-name="ce6" office:value-type="string" calcext:value-type="string">
            <text:p>Safe target error rate per data round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Data code distance</text:p>
          </table:table-cell>
          <table:table-cell table:style-name="ce15" table:formula="of:=IF([.B48]=0; [.B13]; MAX(3; ROUND(0.5 + ((2 * LOG(10 * [.B48]) / LOG(100 * [.$E$8]) - 1) - 1) / 2) * 2 + 1))" office:value-type="float" office:value="29" calcext:value-type="float">
            <text:p>29</text:p>
          </table:table-cell>
          <table:table-cell table:style-name="ce15" table:formula="of:=IF([.C48]=0; [.C13]; MAX(3; ROUND(0.5 + ((2 * LOG(10 * [.C48]) / LOG(100 * [.$E$8]) - 1) - 1) / 2) * 2 + 1))" office:value-type="float" office:value="23" calcext:value-type="float">
            <text:p>23</text:p>
          </table:table-cell>
          <table:table-cell table:style-name="ce15" table:formula="of:=IF([.D48]=0; [.D13]; MAX(3; ROUND(0.5 + ((2 * LOG(10 * [.D48]) / LOG(100 * [.$E$8]) - 1) - 1) / 2) * 2 + 1))" office:value-type="float" office:value="29" calcext:value-type="float">
            <text:p>29</text:p>
          </table:table-cell>
          <table:table-cell table:style-name="ce15" table:formula="of:=IF([.E48]=0; [.E13]; MAX(3; ROUND(0.5 + ((2 * LOG(10 * [.E48]) / LOG(100 * [.$E$8]) - 1) - 1) / 2) * 2 + 1))" office:value-type="float" office:value="31" calcext:value-type="float">
            <text:p>31</text:p>
          </table:table-cell>
          <table:table-cell table:style-name="ce15" table:formula="of:=IF([.F48]=0; [.F13]; MAX(3; ROUND(0.5 + ((2 * LOG(10 * [.F48]) / LOG(100 * [.$E$8]) - 1) - 1) / 2) * 2 + 1))" office:value-type="float" office:value="35" calcext:value-type="float">
            <text:p>35</text:p>
          </table:table-cell>
          <table:table-cell table:style-name="ce6" office:value-type="string" calcext:value-type="string">
            <text:p>Code distance required to achieve the safe target error rate per data round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Topological error per data unit cell</text:p>
          </table:table-cell>
          <table:table-cell table:style-name="ce12" table:formula="of:=0.1 * (100 * [.B8])^(([.B49] + 1) / 2)" office:value-type="float" office:value="1E-016" calcext:value-type="float">
            <text:p>1.00E-16</text:p>
          </table:table-cell>
          <table:table-cell table:style-name="ce12" table:formula="of:=0.1 * (100 * [.C8])^(([.C49] + 1) / 2)" office:value-type="float" office:value="0.0000000000001" calcext:value-type="float">
            <text:p>1.00E-13</text:p>
          </table:table-cell>
          <table:table-cell table:style-name="ce12" table:formula="of:=0.1 * (100 * [.D8])^(([.D49] + 1) / 2)" office:value-type="float" office:value="1E-016" calcext:value-type="float">
            <text:p>1.00E-16</text:p>
          </table:table-cell>
          <table:table-cell table:style-name="ce12" table:formula="of:=0.1 * (100 * [.E8])^(([.E49] + 1) / 2)" office:value-type="float" office:value="1E-017" calcext:value-type="float">
            <text:p>1.00E-17</text:p>
          </table:table-cell>
          <table:table-cell table:style-name="ce12" table:formula="of:=0.1 * (100 * [.F8])^(([.F49] + 1) / 2)" office:value-type="float" office:value="1E-019" calcext:value-type="float">
            <text:p>1.00E-19</text:p>
          </table:table-cell>
          <table:table-cell table:style-name="ce7" office:value-type="string" calcext:value-type="string">
            <text:p>The chance of a logical error occurring within a lattice surgery unit cell at code distance d2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Physical qubits for data</text:p>
          </table:table-cell>
          <table:table-cell table:style-name="ce12" table:formula="of:=(1+[.B14])*[.B4]*2*[.B49]^2" office:value-type="float" office:value="252300" calcext:value-type="float">
            <text:p>2.52E+05</text:p>
          </table:table-cell>
          <table:table-cell table:style-name="ce12" table:formula="of:=(1+[.C14])*[.C4]*2*[.C49]^2" office:value-type="float" office:value="195201" calcext:value-type="float">
            <text:p>1.95E+05</text:p>
          </table:table-cell>
          <table:table-cell table:style-name="ce12" table:formula="of:=(1+[.D14])*[.D4]*2*[.D49]^2" office:value-type="float" office:value="860343" calcext:value-type="float">
            <text:p>8.60E+05</text:p>
          </table:table-cell>
          <table:table-cell table:style-name="ce12" table:formula="of:=(1+[.E14])*[.E4]*2*[.E49]^2" office:value-type="float" office:value="8885406" calcext:value-type="float">
            <text:p>8.89E+06</text:p>
          </table:table-cell>
          <table:table-cell table:style-name="ce12" table:formula="of:=(1+[.F14])*[.F4]*2*[.F49]^2" office:value-type="float" office:value="45195150" calcext:value-type="float">
            <text:p>4.52E+07</text:p>
          </table:table-cell>
          <table:table-cell table:style-name="ce6" office:value-type="string" calcext:value-type="string">
            <text:p>Total number of data qubits, including communication channels.</text:p>
          </table:table-cell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Total data error</text:p>
          </table:table-cell>
          <table:table-cell table:style-name="ce24" table:formula="of:=[.B47]*[.B50]" office:value-type="percentage" office:value="0.000406875" calcext:value-type="percentage">
            <text:p>0.04%</text:p>
          </table:table-cell>
          <table:table-cell table:style-name="ce24" table:formula="of:=[.C47]*[.C50]" office:value-type="percentage" office:value="0.0142346916" calcext:value-type="percentage">
            <text:p>1.42%</text:p>
          </table:table-cell>
          <table:table-cell table:style-name="ce24" table:formula="of:=[.D47]*[.D50]" office:value-type="percentage" office:value="0.00234404261025" calcext:value-type="percentage">
            <text:p>0.23%</text:p>
          </table:table-cell>
          <table:table-cell table:style-name="ce24" table:formula="of:=[.E47]*[.E50]" office:value-type="percentage" office:value="0.101561805407954" calcext:value-type="percentage">
            <text:p>10.16%</text:p>
          </table:table-cell>
          <table:table-cell table:style-name="ce24" table:formula="of:=[.F47]*[.F50]" office:value-type="percentage" office:value="0.326297839309091" calcext:value-type="percentage">
            <text:p>32.63%</text:p>
          </table:table-cell>
          <table:table-cell table:style-name="ce6"/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7"/>
          <table:table-cell table:style-name="ce12" table:number-columns-repeated="5"/>
          <table:table-cell table:style-name="ce6"/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Total error</text:p>
          </table:table-cell>
          <table:table-cell table:style-name="ce24" table:formula="of:=[.B52]+[.B44]" office:value-type="percentage" office:value="0.00840685500000001" calcext:value-type="percentage">
            <text:p>0.84%</text:p>
          </table:table-cell>
          <table:table-cell table:style-name="ce24" table:formula="of:=[.C52]+[.C44]" office:value-type="percentage" office:value="0.0144755443312" calcext:value-type="percentage">
            <text:p>1.45%</text:p>
          </table:table-cell>
          <table:table-cell table:style-name="ce24" table:formula="of:=[.D52]+[.D44]" office:value-type="percentage" office:value="0.01663040689425" calcext:value-type="percentage">
            <text:p>1.66%</text:p>
          </table:table-cell>
          <table:table-cell table:style-name="ce24" table:formula="of:=[.E52]+[.E44]" office:value-type="percentage" office:value="0.788756220110956" calcext:value-type="percentage">
            <text:p>78.88%</text:p>
          </table:table-cell>
          <table:table-cell table:style-name="ce24" table:formula="of:=[.F52]+[.F44]" office:value-type="percentage" office:value="0.411110522827955" calcext:value-type="percentage">
            <text:p>41.11%</text:p>
          </table:table-cell>
          <table:table-cell table:style-name="ce6"/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>
          <table:table-cell table:style-name="ce3" office:value-type="string" calcext:value-type="string">
            <text:p>Under budget?</text:p>
          </table:table-cell>
          <table:table-cell table:style-name="ce12" table:formula="of:=[.B54]&lt;=[.B5]" office:value-type="float" office:value="1" calcext:value-type="float">
            <text:p>1.00E+00</text:p>
          </table:table-cell>
          <table:table-cell table:style-name="ce12" table:formula="of:=[.C54]&lt;=[.C5]" office:value-type="float" office:value="1" calcext:value-type="float">
            <text:p>1.00E+00</text:p>
          </table:table-cell>
          <table:table-cell table:style-name="ce12" table:formula="of:=[.D54]&lt;=[.D5]" office:value-type="float" office:value="1" calcext:value-type="float">
            <text:p>1.00E+00</text:p>
          </table:table-cell>
          <table:table-cell table:style-name="ce12" table:formula="of:=[.E54]&lt;=[.E5]" office:value-type="float" office:value="0" calcext:value-type="float">
            <text:p>0.00E+00</text:p>
          </table:table-cell>
          <table:table-cell table:style-name="ce12" table:formula="of:=[.F54]&lt;=[.F5]" office:value-type="float" office:value="1" calcext:value-type="float">
            <text:p>1.00E+00</text:p>
          </table:table-cell>
          <table:table-cell table:style-name="ce6"/>
          <table:table-cell table:style-name="ce30" table:number-columns-repeated="5"/>
          <table:table-cell table:style-name="ce3" table:number-columns-repeated="2"/>
          <table:table-cell table:style-name="ce30" table:number-columns-repeated="2"/>
          <table:table-cell table:style-name="ce3"/>
          <table:table-cell table:style-name="ce30" table:number-columns-repeated="13"/>
          <table:table-cell table:number-columns-repeated="994"/>
        </table:table-row>
        <table:table-row table:style-name="ro1" table:number-rows-repeated="945">
          <table:table-cell/>
          <table:table-cell table:style-name="ce25" table:number-columns-repeated="5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1:Sheet1.F1000">
            <calcext:condition calcext:apply-style-name="ConditionalStyle_1" calcext:value="=&quot;over error budget&quot;" calcext:base-cell-address="Sheet1.B1"/>
          </calcext:conditional-format>
          <calcext:conditional-format calcext:target-range-address="Sheet1.B12:Sheet1.F12">
            <calcext:condition calcext:apply-style-name="ConditionalStyle_2" calcext:value="!=15" calcext:base-cell-address="Sheet1.B12"/>
          </calcext:conditional-format>
          <calcext:conditional-format calcext:target-range-address="Sheet1.B13:Sheet1.F13">
            <calcext:condition calcext:apply-style-name="ConditionalStyle_2" calcext:value="!=31" calcext:base-cell-address="Sheet1.B13"/>
          </calcext:conditional-format>
          <calcext:conditional-format calcext:target-range-address="Sheet1.B14:Sheet1.F14">
            <calcext:condition calcext:apply-style-name="ConditionalStyle_2" calcext:value="!=0.5" calcext:base-cell-address="Sheet1.B14"/>
          </calcext:conditional-format>
          <calcext:conditional-format calcext:target-range-address="Sheet1.B8:Sheet1.F8">
            <calcext:condition calcext:apply-style-name="ConditionalStyle_1" calcext:value="&gt;0.001" calcext:base-cell-address="Sheet1.B8"/>
          </calcext:conditional-format>
          <calcext:conditional-format calcext:target-range-address="Sheet1.B8:Sheet1.F8">
            <calcext:condition calcext:apply-style-name="ConditionalStyle_2" calcext:value="&lt;0.001" calcext:base-cell-address="Sheet1.B8"/>
          </calcext:conditional-format>
          <calcext:conditional-format calcext:target-range-address="Sheet1.B9:Sheet1.F9">
            <calcext:condition calcext:apply-style-name="ConditionalStyle_2" calcext:value="!=1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7" meta:object-count="0"/>
    <meta:generator>LibreOfficeDev/6.0.5.2$Linux_X86_64 LibreOffice_project/</meta:generator>
  </office:meta>
</office:document-meta>
</file>